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weight="bold" style:font-weight-asian="bold" style:font-weight-complex="bold"/>
    </style:style>
    <style:style style:name="P2" style:family="paragraph" style:parent-style-name="Header">
      <style:text-properties officeooo:rsid="001bf40e" officeooo:paragraph-rsid="001bf40e"/>
    </style:style>
    <style:style style:name="P3" style:family="paragraph" style:parent-style-name="Standard">
      <style:text-properties officeooo:rsid="001bf40e" officeooo:paragraph-rsid="001bf40e"/>
    </style:style>
    <style:style style:name="P4" style:family="paragraph" style:parent-style-name="Standard" style:list-style-name="L1">
      <style:text-properties officeooo:rsid="001bf40e" officeooo:paragraph-rsid="001bf40e"/>
    </style:style>
    <style:style style:name="P5" style:family="paragraph" style:parent-style-name="Standard" style:list-style-name="L2">
      <style:text-properties officeooo:rsid="001bf40e" officeooo:paragraph-rsid="001bf40e"/>
    </style:style>
    <style:style style:name="P6" style:family="paragraph" style:parent-style-name="Standard" style:list-style-name="L3">
      <style:text-properties officeooo:rsid="001bf40e" officeooo:paragraph-rsid="001bf40e"/>
    </style:style>
    <style:style style:name="P7" style:family="paragraph" style:parent-style-name="Standard" style:list-style-name="L4">
      <style:text-properties officeooo:rsid="001bf40e" officeooo:paragraph-rsid="001bf40e"/>
    </style:style>
    <style:style style:name="P8" style:family="paragraph" style:parent-style-name="Standard" style:list-style-name="">
      <style:text-properties officeooo:rsid="001bf40e" officeooo:paragraph-rsid="001bf40e"/>
    </style:style>
    <style:style style:name="P9"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bf40e" officeooo:paragraph-rsid="001bf40e" style:font-size-asian="24pt" style:font-weight-asian="bold" style:font-size-complex="24pt" style:font-weight-complex="bold"/>
    </style:style>
    <style:style style:name="P10" style:family="paragraph" style:parent-style-name="Standard" style:list-style-name="L4">
      <style:text-properties officeooo:paragraph-rsid="001bf40e"/>
    </style:style>
    <style:style style:name="P11" style:family="paragraph" style:parent-style-name="Standard" style:list-style-name="L4">
      <style:text-properties fo:font-weight="bold" officeooo:rsid="001bf40e" officeooo:paragraph-rsid="001bf40e" style:font-weight-asian="bold" style:font-weight-complex="bold"/>
    </style:style>
    <style:style style:name="P12" style:family="paragraph" style:parent-style-name="Standard" style:list-style-name="L4">
      <style:text-properties fo:font-weight="bold" officeooo:rsid="001c84ae" officeooo:paragraph-rsid="001c84ae" style:font-weight-asian="bold" style:font-weight-complex="bold"/>
    </style:style>
    <style:style style:name="P13" style:family="paragraph" style:parent-style-name="Standard" style:list-style-name="L4">
      <style:text-properties fo:font-weight="bold" officeooo:rsid="001df9b6" officeooo:paragraph-rsid="001df9b6" style:font-weight-asian="bold" style:font-weight-complex="bold"/>
    </style:style>
    <style:style style:name="P14" style:family="paragraph" style:parent-style-name="Standard" style:list-style-name="L4">
      <style:text-properties fo:font-weight="bold" officeooo:rsid="001e396d" officeooo:paragraph-rsid="001e396d" style:font-weight-asian="bold" style:font-weight-complex="bold"/>
    </style:style>
    <style:style style:name="P15" style:family="paragraph" style:parent-style-name="Standard" style:list-style-name="L4">
      <style:text-properties fo:font-weight="bold" officeooo:rsid="001e5bcb" officeooo:paragraph-rsid="001e5bcb" style:font-weight-asian="bold" style:font-weight-complex="bold"/>
    </style:style>
    <style:style style:name="P16" style:family="paragraph" style:parent-style-name="Standard" style:list-style-name="L4">
      <style:text-properties officeooo:rsid="001c84ae" officeooo:paragraph-rsid="001c84ae"/>
    </style:style>
    <style:style style:name="P17" style:family="paragraph" style:parent-style-name="Standard" style:list-style-name="">
      <style:text-properties fo:font-size="16pt" style:text-underline-style="solid" style:text-underline-width="auto" style:text-underline-color="font-color" fo:font-weight="bold" officeooo:rsid="001e396d" officeooo:paragraph-rsid="001e396d" style:font-weight-asian="bold" style:font-weight-complex="bold"/>
    </style:style>
    <style:style style:name="P18" style:family="paragraph" style:parent-style-name="Standard" style:list-style-name="">
      <style:text-properties fo:font-size="16pt" fo:font-weight="bold" officeooo:rsid="001bf40e" officeooo:paragraph-rsid="001bf40e" style:font-weight-asian="bold" style:font-weight-complex="bold"/>
    </style:style>
    <style:style style:name="P19" style:family="paragraph" style:parent-style-name="Standard" style:list-style-name="L4">
      <style:text-properties fo:font-weight="normal" officeooo:rsid="001bf40e" officeooo:paragraph-rsid="001bf40e" style:font-weight-asian="normal" style:font-weight-complex="normal"/>
    </style:style>
    <style:style style:name="P20" style:family="paragraph" style:parent-style-name="Standard" style:list-style-name="L4">
      <style:text-properties officeooo:rsid="001df9b6" officeooo:paragraph-rsid="001df9b6"/>
    </style:style>
    <style:style style:name="P21" style:family="paragraph" style:parent-style-name="Standard" style:list-style-name="L4">
      <style:text-properties officeooo:rsid="001e396d" officeooo:paragraph-rsid="001e396d"/>
    </style:style>
    <style:style style:name="P22" style:family="paragraph" style:parent-style-name="Standard" style:list-style-name="L4">
      <style:text-properties officeooo:rsid="001e5bcb" officeooo:paragraph-rsid="001e5bcb"/>
    </style:style>
    <style:style style:name="P23" style:family="paragraph" style:parent-style-name="Standard" style:list-style-name="L4">
      <style:paragraph-properties fo:break-before="page"/>
      <style:text-properties fo:font-size="16pt" fo:font-weight="bold" officeooo:rsid="001bf40e" officeooo:paragraph-rsid="001bf40e" style:font-weight-asian="bold" style:font-weight-complex="bold"/>
    </style:style>
    <style:style style:name="P24" style:family="paragraph" style:parent-style-name="Standard" style:list-style-name="L4">
      <style:paragraph-properties fo:break-before="page"/>
      <style:text-properties fo:font-size="16pt" style:text-underline-style="solid" style:text-underline-width="auto" style:text-underline-color="font-color" fo:font-weight="bold" officeooo:rsid="001c84ae" officeooo:paragraph-rsid="001c84ae" style:font-weight-asian="bold" style:font-weight-complex="bold"/>
    </style:style>
    <style:style style:name="P25" style:family="paragraph" style:parent-style-name="Standard" style:list-style-name="L4">
      <style:paragraph-properties fo:break-before="page"/>
      <style:text-properties fo:font-size="16pt" style:text-underline-style="solid" style:text-underline-width="auto" style:text-underline-color="font-color" fo:font-weight="bold" officeooo:rsid="001e396d" officeooo:paragraph-rsid="001e396d" style:font-weight-asian="bold" style:font-weight-complex="bold"/>
    </style:style>
    <style:style style:name="T1" style:family="text">
      <style:text-properties officeooo:rsid="001bf40e"/>
    </style:style>
    <style:style style:name="T2" style:family="text">
      <style:text-properties style:text-position="sub 58%"/>
    </style:style>
    <style:style style:name="T3" style:family="text">
      <style:text-properties style:text-position="super 58%"/>
    </style:style>
    <style:style style:name="T4" style:family="text">
      <style:text-properties fo:font-size="12pt" fo:font-weight="bold" officeooo:rsid="001bf40e"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1df9b6"/>
    </style:style>
    <style:style style:name="T7" style:family="text">
      <style:text-properties fo:font-style="italic" style:font-style-asian="italic" style:font-style-complex="italic"/>
    </style:style>
    <style:style style:name="T8" style:family="text">
      <style:text-properties officeooo:rsid="001e39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fo:text-align="center">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fo:text-align="center">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e beau est-il objectif ?</text:p>
      <text:p text:style-name="Standard"/>
      <text:p text:style-name="Standard"/>
      <text:p text:style-name="Standard">« <text:span text:style-name="T1">Les goûts et les couleurs, ça ne se discute pas »</text:span></text:p>
      <text:p text:style-name="P3">Est-ce que cela ne s’applique qu’à l’art et au culinaire, ou est-ce que ça s’applique au beau aussi ?</text:p>
      <text:list xml:id="list9119274449271787720" text:style-name="L1">
        <text:list-item>
          <text:p text:style-name="P4">Le beau et l’art semblent synonymes, car l’art recherche souvent la beauté </text:p>
        </text:list-item>
        <text:list-item>
          <text:p text:style-name="P4">Mais l’art peut concerner des choses dont la beauté n’est pas recherchée </text:p>
        </text:list-item>
      </text:list>
      <text:p text:style-name="P3"/>
      <text:p text:style-name="P3"/>
      <text:p text:style-name="P3">Est-ce que le beau existe ? Est-ce que c’est une propriété des choses, ou est-ce qu’il est dans le sujet affecté ? </text:p>
      <text:list xml:id="list7827703381121988412" text:style-name="L2">
        <text:list-item>
          <text:p text:style-name="P5">D’un coté, quand on trouve qu’une chose est belle, nous nous attendons à ce qu’autrui éprouve la même sensation. </text:p>
        </text:list-item>
        <text:list-item>
          <text:p text:style-name="P5">Mais si le beau était objectif, comment expliquer l’extraordinaire variété des jugements de goûts ? </text:p>
        </text:list-item>
      </text:list>
      <text:p text:style-name="P3"/>
      <text:p text:style-name="P3"/>
      <text:p text:style-name="P3">Il y a aussi des enjeux pratiques :</text:p>
      <text:list xml:id="list5430032607812453700" text:style-name="L3">
        <text:list-item>
          <text:p text:style-name="P6">Si le beau est subjectif, ne faut-il pas à l’école s’étendre à des œuvres plus récentes plutôt qu’aux classiques ? </text:p>
        </text:list-item>
      </text:list>
      <text:p text:style-name="P3"/>
      <text:p text:style-name="P3"/>
      <text:p text:style-name="P18"><text:span text:style-name="T5"/></text:p>
      <text:list xml:id="list2627623005543997552" text:style-name="L4">
        <text:list-item>
          <text:p text:style-name="P23"><text:span text:style-name="T5">Le beau est objectif</text:span></text:p>
          <text:list>
            <text:list-item>
              <text:p text:style-name="P10"><text:span text:style-name="T4">Le sens commun </text:span></text:p>
              <text:list>
                <text:list-item>
                  <text:p text:style-name="P10"><text:span text:style-name="T1">C’est la manière de juger commune à tous les hommes </text:span></text:p>
                  <text:p text:style-name="P10"><text:span text:style-name="T1">C’est l’addition du bon sens à l’échelle individuel </text:span></text:p>
                  <text:p text:style-name="P7">Ça renvoi à la capacité de bien juger</text:p>
                </text:list-item>
                <text:list-item>
                  <text:p text:style-name="P7">Quand on trouve une chose belle, nous l’attribuons à la chose elle-même </text:p>
                  <text:list>
                    <text:list-header>
                      <text:p text:style-name="P7">On dit plus naturellement « c’est beau » plutôt que « je trouve que c’est beau » </text:p>
                    </text:list-header>
                  </text:list>
                </text:list-item>
                <text:list-item>
                  <text:p text:style-name="P7">Dans les arts culinaires, on peut s’attendre à plus de variétés dans les goûts </text:p>
                  <text:p text:style-name="P7">Mais en art, nous attribuons le sentiment de beauté à l’œuvre elle-même </text:p>
                </text:list-item>
              </text:list>
              <text:p text:style-name="P7"/>
            </text:list-item>
            <text:list-item>
              <text:p text:style-name="P11">Les critères du beau </text:p>
              <text:list>
                <text:list-item>
                  <text:p text:style-name="P7">Un critère est un élément qui permet de ranger une chose, idée ou action dans une catégorie. </text:p>
                </text:list-item>
                <text:list-item>
                  <text:p text:style-name="P7">Deux critères que la tradition médiévale a retenus :</text:p>
                  <text:list>
                    <text:list-item>
                      <text:p text:style-name="P7">L’harmonie </text:p>
                      <text:list>
                        <text:list-header>
                          <text:p text:style-name="P7">Rapport entre les parties, un équilibre </text:p>
                        </text:list-header>
                      </text:list>
                    </text:list-item>
                    <text:list-item>
                      <text:p text:style-name="P7">La clarté </text:p>
                      <text:list>
                        <text:list-header>
                          <text:p text:style-name="P7">Ce qui est compréhensible </text:p>
                        </text:list-header>
                      </text:list>
                    </text:list-item>
                  </text:list>
                  <text:p text:style-name="P7">Donc les œuvres qui sont à la fois harmonieuses et claires sont de fait belles </text:p>
                </text:list-item>
                <text:list-item>
                  <text:p text:style-name="P7">Ces deux critères ne semblent pas suffisants, mais elles sont nécessaires </text:p>
                  <text:list>
                    <text:list-item>
                      <text:p text:style-name="P7">On ne peut pas trouver beau quelque chose de flou, confus, obscur </text:p>
                    </text:list-item>
                  </text:list>
                </text:list-item>
              </text:list>
              <text:p text:style-name="P7"/>
            </text:list-item>
            <text:list-item>
              <text:p text:style-name="P19">Si le beau était subjectif, le consensus autour des grandes œuvres, classiques ou modernes, serait incompréhensible </text:p>
              <text:list>
                <text:list-item>
                  <text:p text:style-name="P16">Consensus = accord entre les critiques </text:p>
                </text:list-item>
              </text:list>
            </text:list-item>
          </text:list>
          <text:p text:style-name="P16"/>
          <text:p text:style-name="P16">Est-ce que ces arguments ne négligent pas aussi bien la variété des jugements de goûts que la possibilité d’une construction sociale aussi bien du sens commun que d’un canon des grandes œuvres ?</text:p>
        </text:list-item>
      </text:list>
      <text:p text:style-name="P8"/>
      <text:list xml:id="list91057747771864" text:continue-numbering="true" text:style-name="L4">
        <text:list-item>
          <text:p text:style-name="P24">La relativité du beau</text:p>
          <text:list>
            <text:list-item>
              <text:p text:style-name="P12">Critique de la fiabilité du sens commun </text:p>
              <text:list>
                <text:list-item>
                  <text:p text:style-name="P16">Il n’est pas sûr que le sens commun aille du côté de l’objectivité du beau </text:p>
                </text:list-item>
                <text:list-item>
                  <text:p text:style-name="P16">L’argument du langage ne semble pas suffisant car <text:span text:style-name="T6">un</text:span> individu <text:span text:style-name="T6">est</text:span> tout-à-fait capable de distinguer <text:span text:style-name="T6">s</text:span>a manière de réagir et la portée de <text:span text:style-name="T6">son</text:span> exclamation </text:p>
                </text:list-item>
                <text:list-item>
                  <text:p text:style-name="P20">La plupart des gens pensent que le beau est subjectif </text:p>
                </text:list-item>
              </text:list>
              <text:p text:style-name="P20"/>
            </text:list-item>
            <text:list-item>
              <text:p text:style-name="P13">Les critères du beau sont réducteurs </text:p>
              <text:list>
                <text:list-item>
                  <text:p text:style-name="P20">Beaucoup d’œuvres sont jugées belles sans satisfaire l’un ou l’autre de ces critères </text:p>
                </text:list-item>
                <text:list-item>
                  <text:p text:style-name="P20">Par exemple, <text:span text:style-name="T7">Guernica</text:span> de Picasso représente le chaos, les horreurs de la guerre </text:p>
                  <text:list>
                    <text:list-header>
                      <text:p text:style-name="P20">Et pourtant cette œuvre semble belle et forte </text:p>
                    </text:list-header>
                  </text:list>
                </text:list-item>
              </text:list>
              <text:p text:style-name="P20"/>
            </text:list-item>
            <text:list-item>
              <text:p text:style-name="P13">Le consensus sur les grandes œuvres peut être interprété comme étant une construction sociale </text:p>
              <text:list>
                <text:list-item>
                  <text:p text:style-name="P20">Des œuvres auraient été valorisées, et non pas qu’elles aient un valeur en elles-même </text:p>
                </text:list-item>
                <text:list-item>
                  <text:p text:style-name="P20">Selon Bourdieu, ce serait une stratégie de la classe bourgeoise pour se distinguer des autres classes sociales </text:p>
                </text:list-item>
                <text:list-item>
                  <text:p text:style-name="P20">Deux <text:span text:style-name="T8">notions</text:span>, chez Bourdieu : </text:p>
                  <text:list>
                    <text:list-item>
                      <text:p text:style-name="P20">Notion d’arbitraire culturel </text:p>
                      <text:list>
                        <text:list-header>
                          <text:p text:style-name="P20">= Il n’y a pas de raison au fondement du choix </text:p>
                        </text:list-header>
                      </text:list>
                    </text:list-item>
                    <text:list-item>
                      <text:p text:style-name="P20">Notion de violence symbolique </text:p>
                      <text:list>
                        <text:list-header>
                          <text:p text:style-name="P21">Imposer à travers l’école les goûts d’une certaine classe sociale, et à trier les élèves selon leur aptitude à appréhender ces goûts </text:p>
                        </text:list-header>
                      </text:list>
                    </text:list-item>
                  </text:list>
                </text:list-item>
                <text:list-item>
                  <text:p text:style-name="P21">Pourquoi Baudelaire plutôt que Grand Corps Malade ?</text:p>
                  <text:p text:style-name="P21">Pourquoi le roman plutôt que la bande dessinée ? </text:p>
                </text:list-item>
              </text:list>
            </text:list-item>
          </text:list>
          <text:p text:style-name="P21"/>
          <text:p text:style-name="P21">Est-ce que cette dernière thèse ne conduit pas à effacer toutes hiérarchies entre les œuvres ? Qu’une hiérarchie soit difficile à établir ne signifie pas qu’il n’y en ait aucune. S’il n’y en a aucune, pourquoi accordons nous encore de l’importance aux critiques ? </text:p>
          <text:p text:style-name="P7"/>
        </text:list-item>
      </text:list>
      <text:p text:style-name="P17"/>
      <text:list xml:id="list91058806996044" text:continue-numbering="true" text:style-name="L4">
        <text:list-item>
          <text:p text:style-name="P25">Le beau entre objectivité et subjectivité</text:p>
          <text:list>
            <text:list-item>
              <text:p text:style-name="P14">Critères du beau </text:p>
              <text:list>
                <text:list-item>
                  <text:p text:style-name="P21">Les critères d’harmonie et de clarté doivent être maniés avec souplesse </text:p>
                  <text:p text:style-name="P21">Ces deux critères ne sont pas nécessairement cumulatifs. </text:p>
                  <text:p text:style-name="P21">C’est pourquoi certaines œuvres appartenant à l’art moderne ou contemporain peuvent conserver quelque chose de la beauté sans répondre à ces critères. </text:p>
                </text:list-item>
                <text:list-item>
                  <text:p text:style-name="P22">Exemple, Personne-Monumenta de Christian Boltanski </text:p>
                  <text:list>
                    <text:list-header>
                      <text:p text:style-name="P22">Empilement de vêtements </text:p>
                      <text:p text:style-name="P22">Il voulait montrer la tragédie de la rue, montrer que quiconque peut mourir à tout instant </text:p>
                    </text:list-header>
                  </text:list>
                </text:list-item>
                <text:list-item>
                  <text:p text:style-name="P22">Est-ce que l’oeuvre s’adresse plutôt à l’intelligence ou à la sensibilité ? </text:p>
                  <text:p text:style-name="P22">A-t-elle pour but d’émouvoir, ou de faire réfléchir ? </text:p>
                </text:list-item>
              </text:list>
              <text:p text:style-name="P22"/>
            </text:list-item>
            <text:list-item>
              <text:p text:style-name="P15">La construction sociale joue un rôle </text:p>
              <text:list>
                <text:list-item>
                  <text:p text:style-name="P22">Il est vrai que l’école contribue à une construction sociale de ce qui est jugé beau </text:p>
                </text:list-item>
                <text:list-item>
                  <text:p text:style-name="P22">Ce qui est jugé beau se réduit à être une construction sociale </text:p>
                  <text:p text:style-name="P22">//</text:p>
                </text:list-item>
                <text:list-item>
                  <text:p text:style-name="P22">Mais les œuvres valorisées par l’Etat sont des œuvres de l’art contemporain </text:p>
                </text:list-item>
              </text:list>
              <text:p text:style-name="P22"/>
            </text:list-item>
            <text:list-item>
              <text:p text:style-name="P15">De nouveau les critères </text:p>
              <text:list>
                <text:list-item>
                  <text:p text:style-name="P22">Distinction (Diderot) : beau réel et beau relatif </text:p>
                  <text:list>
                    <text:list-item>
                      <text:p text:style-name="P22">Beau réel : Quand on ne considère qu’une seule chose, et qu’on se demande s’il est beau, harmonieux </text:p>
                    </text:list-item>
                    <text:list-item>
                      <text:p text:style-name="P22">Beau relatif : Comparaison d’œuvres qui appartiennent à la même catégorie </text:p>
                    </text:list-item>
                  </text:list>
                </text:list-item>
              </text:list>
            </text:list-item>
            <text:list-item>
              <text:p text:style-name="P2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f40e" officeooo:paragraph-rsid="001bf40e"/>
    </style:style>
    <style:style style:name="MP2" style:family="paragraph" style:parent-style-name="Footer">
      <style:text-properties fo:font-weight="bold" style:font-weight-asian="bold" style:font-weight-complex="bold"/>
    </style:style>
    <style:style style:name="MT1" style:family="text">
      <style:text-properties style:text-position="super 58%"/>
    </style:style>
    <style:style style:name="MT2" style:family="text">
      <style:text-properties style:text-position="sub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Philosophie<text:tab/><text:tab/>Le beau est-il objectif ?</text:p>
      </style:header>
      <style:footer>
        <text:p text:style-name="MP2"><text:tab/><text:span text:style-name="MT1"><text:page-number text:select-page="current">2</text:page-number></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08:19:44.285000000</meta:creation-date>
    <dc:date>2019-05-27T09:10:57.272000000</dc:date>
    <meta:editing-duration>PT12M35S</meta:editing-duration>
    <meta:editing-cycles>2</meta:editing-cycles>
    <meta:generator>LibreOffice/5.1.6.2$Windows_x86 LibreOffice_project/07ac168c60a517dba0f0d7bc7540f5afa45f0909</meta:generator>
    <meta:document-statistic meta:table-count="0" meta:image-count="0" meta:object-count="0" meta:page-count="4" meta:paragraph-count="80" meta:word-count="877" meta:character-count="4879" meta:non-whitespace-character-count="4081"/>
  </office:meta>
</office:document-meta>
</file>